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4pt" officeooo:rsid="000ff42a" officeooo:paragraph-rsid="000ff42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ff42a" officeooo:paragraph-rsid="000ff42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7pt" fo:font-weight="bold" officeooo:rsid="000ff42a" officeooo:paragraph-rsid="000ff42a" style:font-size-asian="17pt" style:font-weight-asian="bold" style:font-size-complex="17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7pt" officeooo:rsid="000ff42a" officeooo:paragraph-rsid="000ff42a" style:font-size-asian="17pt" style:font-size-complex="17pt"/>
    </style:style>
    <style:style style:name="P5" style:family="paragraph" style:parent-style-name="Standard">
      <style:text-properties style:font-name="Liberation Serif" fo:font-size="15pt" fo:font-style="normal" fo:font-weight="bold" officeooo:rsid="000ff42a" officeooo:paragraph-rsid="000ff42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style:font-name="Liberation Serif" fo:font-size="15pt" fo:font-style="normal" fo:font-weight="bold" officeooo:rsid="014e3160" officeooo:paragraph-rsid="000ff42a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style:font-name="Liberation Serif" fo:font-size="15pt" fo:font-style="normal" officeooo:paragraph-rsid="000ff42a" style:font-size-asian="15pt" style:font-style-asian="normal" style:font-size-complex="15pt" style:font-style-complex="normal"/>
    </style:style>
    <style:style style:name="P8" style:family="paragraph" style:parent-style-name="Text_20_body">
      <style:text-properties fo:font-size="14pt" fo:font-style="italic" officeooo:rsid="013c186a" officeooo:paragraph-rsid="013dc9f1" style:font-size-asian="14pt" style:font-style-asian="italic" style:font-size-complex="14pt" style:font-style-complex="italic"/>
    </style:style>
    <style:style style:name="P9" style:family="paragraph" style:parent-style-name="Text_20_body">
      <style:text-properties fo:font-size="14pt" fo:font-style="italic" officeooo:rsid="015918e8" officeooo:paragraph-rsid="015b1142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5pt" fo:font-style="normal" fo:font-weight="bold" officeooo:rsid="01227d6c" officeooo:paragraph-rsid="0152b83b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Text_20_body">
      <style:text-properties fo:font-size="12pt" fo:font-weight="normal" officeooo:rsid="0319bfee" officeooo:paragraph-rsid="0319bfee" style:font-size-asian="12pt" style:font-weight-asian="normal" style:font-size-complex="12pt" style:font-weight-complex="normal"/>
    </style:style>
    <style:style style:name="P12" style:family="paragraph" style:parent-style-name="Text_20_body">
      <style:text-properties officeooo:rsid="01227d6c" officeooo:paragraph-rsid="01227d6c"/>
    </style:style>
    <style:style style:name="P13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5pt" fo:font-weight="bold" officeooo:rsid="003db4c2" officeooo:paragraph-rsid="003db4c2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0431abd" officeooo:paragraph-rsid="01a27ac3" style:font-size-asian="14pt" style:font-style-asian="italic" style:font-size-complex="14pt" style:font-style-complex="italic"/>
    </style:style>
    <style:style style:name="P15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0431abd" officeooo:paragraph-rsid="01defa29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0431abd" officeooo:paragraph-rsid="0204274f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Text_20_body">
      <style:paragraph-properties fo:margin-left="0in" fo:margin-right="0in" style:line-height-at-least="0.2291in" fo:text-indent="0in" style:auto-text-indent="false"/>
      <style:text-properties style:font-name="Liberation Serif" fo:font-style="normal" officeooo:rsid="00c65bfb" officeooo:paragraph-rsid="01835bd4" style:font-style-asian="normal" style:font-style-complex="normal"/>
    </style:style>
    <style:style style:name="P18" style:family="paragraph" style:parent-style-name="Text_20_body" style:list-style-name="L2">
      <style:text-properties officeooo:paragraph-rsid="031b763d"/>
    </style:style>
    <style:style style:name="P19" style:family="paragraph" style:parent-style-name="Text_20_body" style:list-style-name="L2">
      <style:text-properties officeooo:paragraph-rsid="03c1e771"/>
    </style:style>
    <style:style style:name="P20" style:family="paragraph" style:parent-style-name="Text_20_body" style:list-style-name="L2">
      <style:text-properties officeooo:paragraph-rsid="03c20a6e"/>
    </style:style>
    <style:style style:name="P21" style:family="paragraph" style:parent-style-name="Text_20_body" style:list-style-name="L2">
      <style:text-properties fo:font-size="12pt" fo:font-style="normal" fo:font-weight="normal" officeooo:rsid="0319bfee" officeooo:paragraph-rsid="031b763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fo:font-size="12pt" fo:font-style="normal" fo:font-weight="normal" officeooo:rsid="03f2fea5" officeooo:paragraph-rsid="03f2fea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fo:font-size="12pt" fo:font-style="normal" fo:font-weight="normal" officeooo:rsid="0401ca52" officeooo:paragraph-rsid="0401ca5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text-properties fo:font-size="12pt" fo:font-style="normal" fo:font-weight="normal" officeooo:rsid="0403f02f" officeooo:paragraph-rsid="0403f02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text-properties fo:font-size="12pt" fo:font-style="normal" fo:font-weight="normal" officeooo:rsid="0399a14b" officeooo:paragraph-rsid="0399a14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fo:font-size="12pt" fo:font-style="normal" fo:font-weight="normal" officeooo:rsid="039fd714" officeooo:paragraph-rsid="039fd714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fo:font-size="12pt" fo:font-style="normal" fo:font-weight="normal" officeooo:rsid="03a36836" officeooo:paragraph-rsid="03a3683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text-properties fo:font-size="12pt" fo:font-style="normal" fo:font-weight="normal" officeooo:rsid="03a6e4ed" officeooo:paragraph-rsid="03a6e4ed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fo:font-size="12pt" fo:font-style="normal" fo:font-weight="normal" officeooo:rsid="03a6645d" officeooo:paragraph-rsid="03a6e4e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fo:font-size="12pt" fo:font-style="normal" officeooo:rsid="012359c6" officeooo:paragraph-rsid="03cf6f07" style:font-size-asian="12pt" style:font-style-asian="normal" style:font-size-complex="12pt" style:font-style-complex="normal"/>
    </style:style>
    <style:style style:name="P31" style:family="paragraph" style:parent-style-name="Text_20_body">
      <style:text-properties fo:font-size="12pt" fo:font-style="normal" officeooo:rsid="035368bc" officeooo:paragraph-rsid="03d50376" style:font-size-asian="12pt" style:font-style-asian="normal" style:font-size-complex="12pt" style:font-style-complex="normal"/>
    </style:style>
    <style:style style:name="P32" style:family="paragraph" style:parent-style-name="Text_20_body">
      <style:text-properties fo:font-size="12pt" fo:font-style="normal" officeooo:rsid="01648a8a" officeooo:paragraph-rsid="03d50376" style:font-size-asian="12pt" style:font-style-asian="normal" style:font-size-complex="12pt" style:font-style-complex="normal"/>
    </style:style>
    <style:style style:name="P33" style:family="paragraph" style:parent-style-name="Text_20_body">
      <style:text-properties fo:font-size="12pt" fo:font-style="normal" officeooo:rsid="03d7e14c" officeooo:paragraph-rsid="03d7e14c" style:font-size-asian="12pt" style:font-style-asian="normal" style:font-size-complex="12pt" style:font-style-complex="normal"/>
    </style:style>
    <style:style style:name="P34" style:family="paragraph" style:parent-style-name="Text_20_body">
      <style:text-properties fo:font-size="12pt" fo:font-style="normal" officeooo:rsid="03e3a1a5" officeooo:paragraph-rsid="03e3a1a5" style:font-size-asian="12pt" style:font-style-asian="normal" style:font-size-complex="12pt" style:font-style-complex="normal"/>
    </style:style>
    <style:style style:name="P35" style:family="paragraph" style:parent-style-name="Text_20_body">
      <style:text-properties fo:font-size="12pt" fo:font-style="normal" officeooo:rsid="03ebc6c3" officeooo:paragraph-rsid="03efe5b1" style:font-size-asian="12pt" style:font-style-asian="normal" style:font-size-complex="12pt" style:font-style-complex="normal"/>
    </style:style>
    <style:style style:name="P36" style:family="paragraph" style:parent-style-name="Text_20_body">
      <style:text-properties fo:font-size="12pt" fo:font-style="italic" officeooo:rsid="01579184" officeooo:paragraph-rsid="015d79f8" style:font-size-asian="12pt" style:font-style-asian="italic" style:font-size-complex="12pt" style:font-style-complex="italic"/>
    </style:style>
    <style:style style:name="P37" style:family="paragraph" style:parent-style-name="Text_20_body">
      <style:text-properties fo:font-size="12pt" fo:font-style="italic" fo:font-weight="normal" officeooo:rsid="03fca61f" officeooo:paragraph-rsid="03fca61f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 style:list-style-name="L2">
      <style:text-properties officeooo:rsid="031ef1ee" officeooo:paragraph-rsid="031ef1ee"/>
    </style:style>
    <style:style style:name="P39" style:family="paragraph" style:parent-style-name="Text_20_body">
      <style:text-properties officeooo:rsid="038edef6" officeooo:paragraph-rsid="0391d4cd"/>
    </style:style>
    <style:style style:name="P40" style:family="paragraph" style:parent-style-name="Text_20_body">
      <style:text-properties officeooo:rsid="0393d192" officeooo:paragraph-rsid="0393d192"/>
    </style:style>
    <style:style style:name="P41" style:family="paragraph" style:parent-style-name="Text_20_body">
      <style:text-properties officeooo:rsid="0398e07b" officeooo:paragraph-rsid="0398e07b"/>
    </style:style>
    <style:style style:name="P42" style:family="paragraph" style:parent-style-name="Text_20_body">
      <style:text-properties fo:font-size="14pt" fo:font-style="italic" fo:font-weight="normal" officeooo:rsid="032b0ccd" officeooo:paragraph-rsid="039fd714" style:font-size-asian="14pt" style:font-style-asian="italic" style:font-weight-asian="normal" style:font-size-complex="14pt" style:font-style-complex="italic" style:font-weight-complex="normal"/>
    </style:style>
    <style:style style:name="P43" style:family="paragraph" style:parent-style-name="Text_20_body">
      <style:text-properties fo:font-size="14pt" fo:font-style="italic" fo:font-weight="normal" officeooo:rsid="032b0ccd" officeooo:paragraph-rsid="03a6e4ed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Text_20_body">
      <style:text-properties fo:font-size="14pt" fo:font-style="italic" fo:font-weight="normal" officeooo:rsid="013c186a" officeooo:paragraph-rsid="03ed2af7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Text_20_body">
      <style:text-properties fo:font-size="14pt" fo:font-style="italic" officeooo:rsid="038e92b4" officeooo:paragraph-rsid="03a9000f" style:font-size-asian="14pt" style:font-style-asian="italic" style:font-size-complex="14pt" style:font-style-complex="italic"/>
    </style:style>
    <style:style style:name="P46" style:family="paragraph" style:parent-style-name="Text_20_body">
      <style:text-properties fo:font-size="14pt" fo:font-style="italic" officeooo:rsid="038e92b4" officeooo:paragraph-rsid="03a9602c" style:font-size-asian="14pt" style:font-style-asian="italic" style:font-size-complex="14pt" style:font-style-complex="italic"/>
    </style:style>
    <style:style style:name="P47" style:family="paragraph" style:parent-style-name="Text_20_body">
      <style:text-properties fo:font-size="14pt" fo:font-style="italic" officeooo:rsid="013c186a" officeooo:paragraph-rsid="03d4174b" style:font-size-asian="14pt" style:font-style-asian="italic" style:font-size-complex="14pt" style:font-style-complex="italic"/>
    </style:style>
    <style:style style:name="P48" style:family="paragraph" style:parent-style-name="Text_20_body">
      <style:text-properties fo:font-size="14pt" fo:font-style="italic" officeooo:rsid="013c186a" officeooo:paragraph-rsid="03d50376" style:font-size-asian="14pt" style:font-style-asian="italic" style:font-size-complex="14pt" style:font-style-complex="italic"/>
    </style:style>
    <style:style style:name="P49" style:family="paragraph" style:parent-style-name="Text_20_body">
      <style:text-properties fo:font-size="14pt" fo:font-style="italic" officeooo:rsid="013c186a" officeooo:paragraph-rsid="03e1f2d2" style:font-size-asian="14pt" style:font-style-asian="italic" style:font-size-complex="14pt" style:font-style-complex="italic"/>
    </style:style>
    <style:style style:name="P50" style:family="paragraph" style:parent-style-name="Text_20_body">
      <style:text-properties fo:font-size="14pt" fo:font-style="italic" officeooo:rsid="013c186a" officeooo:paragraph-rsid="03efe5b1" style:font-size-asian="14pt" style:font-style-asian="italic" style:font-size-complex="14pt" style:font-style-complex="italic"/>
    </style:style>
    <style:style style:name="P51" style:family="paragraph" style:parent-style-name="Text_20_body">
      <style:text-properties style:font-name="Liberation Serif" fo:font-size="12pt" fo:font-style="normal" fo:font-weight="normal" officeooo:rsid="03a6e4ed" officeooo:paragraph-rsid="03a6e4ed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text-properties officeooo:rsid="03a9602c" officeooo:paragraph-rsid="03a9602c"/>
    </style:style>
    <style:style style:name="P53" style:family="paragraph" style:parent-style-name="Text_20_body" style:list-style-name="L2">
      <style:text-properties officeooo:rsid="03c5f8ac" officeooo:paragraph-rsid="03c5f8ac"/>
    </style:style>
    <style:style style:name="P54" style:family="paragraph" style:parent-style-name="Text_20_body" style:list-style-name="L2">
      <style:text-properties officeooo:rsid="03c7bf01" officeooo:paragraph-rsid="03c7bf01"/>
    </style:style>
    <style:style style:name="P55" style:family="paragraph" style:parent-style-name="Text_20_body">
      <style:paragraph-properties fo:margin-left="0in" fo:margin-right="0in" style:line-height-at-least="0.2291in" fo:text-indent="0in" style:auto-text-indent="false"/>
      <style:text-properties fo:font-style="normal" officeooo:rsid="017f9a42" officeooo:paragraph-rsid="02093e28" style:font-style-asian="normal" style:font-style-complex="normal"/>
    </style:style>
    <style:style style:name="P56" style:family="paragraph" style:parent-style-name="Text_20_body">
      <style:paragraph-properties fo:margin-left="0in" fo:margin-right="0in" style:line-height-at-least="0.2291in" fo:text-indent="0in" style:auto-text-indent="false"/>
      <style:text-properties officeooo:rsid="03b3f4c5" officeooo:paragraph-rsid="03b3f4c5"/>
    </style:style>
    <style:style style:name="P57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fo:font-weight="normal" officeooo:rsid="03b5fcea" officeooo:paragraph-rsid="03b9995e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fo:font-weight="normal" officeooo:rsid="03b9995e" officeooo:paragraph-rsid="03b9995e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fo:font-weight="normal" officeooo:rsid="03baf422" officeooo:paragraph-rsid="03baf422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fo:font-weight="normal" officeooo:rsid="03bbe251" officeooo:paragraph-rsid="03bbe25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ded284" style:font-style-asian="normal" style:font-style-complex="normal"/>
    </style:style>
    <style:style style:name="T3" style:family="text">
      <style:text-properties fo:font-style="normal" officeooo:rsid="015d79f8" style:font-style-asian="normal" style:font-style-complex="normal"/>
    </style:style>
    <style:style style:name="T4" style:family="text">
      <style:text-properties fo:font-style="normal" officeooo:rsid="0288d8a0" style:font-style-asian="normal" style:font-style-complex="normal"/>
    </style:style>
    <style:style style:name="T5" style:family="text">
      <style:text-properties fo:font-style="normal" officeooo:rsid="038ee672" style:font-style-asian="normal" style:font-style-complex="normal"/>
    </style:style>
    <style:style style:name="T6" style:family="text">
      <style:text-properties fo:font-style="normal" officeooo:rsid="0390753f" style:font-style-asian="normal" style:font-style-complex="normal"/>
    </style:style>
    <style:style style:name="T7" style:family="text">
      <style:text-properties fo:font-style="normal" officeooo:rsid="039530f5" style:font-style-asian="normal" style:font-style-complex="normal"/>
    </style:style>
    <style:style style:name="T8" style:family="text">
      <style:text-properties fo:font-style="normal" officeooo:rsid="03986252" style:font-style-asian="normal" style:font-style-complex="normal"/>
    </style:style>
    <style:style style:name="T9" style:family="text">
      <style:text-properties fo:font-style="normal" officeooo:rsid="03a7e15e" style:font-style-asian="normal" style:font-style-complex="normal"/>
    </style:style>
    <style:style style:name="T10" style:family="text">
      <style:text-properties fo:font-style="normal" officeooo:rsid="03ad320f" style:font-style-asian="normal" style:font-style-complex="normal"/>
    </style:style>
    <style:style style:name="T11" style:family="text">
      <style:text-properties fo:font-style="normal" officeooo:rsid="03aed11a" style:font-style-asian="normal" style:font-style-complex="normal"/>
    </style:style>
    <style:style style:name="T12" style:family="text">
      <style:text-properties fo:font-style="normal" officeooo:rsid="03b0b327" style:font-style-asian="normal" style:font-style-complex="normal"/>
    </style:style>
    <style:style style:name="T13" style:family="text">
      <style:text-properties fo:font-style="normal" officeooo:rsid="03b19aee" style:font-style-asian="normal" style:font-style-complex="normal"/>
    </style:style>
    <style:style style:name="T14" style:family="text">
      <style:text-properties fo:font-style="normal" officeooo:rsid="03b1bdbc" style:font-style-asian="normal" style:font-style-complex="normal"/>
    </style:style>
    <style:style style:name="T15" style:family="text">
      <style:text-properties fo:font-style="normal" officeooo:rsid="03b3ad88" style:font-style-asian="normal" style:font-style-complex="normal"/>
    </style:style>
    <style:style style:name="T16" style:family="text">
      <style:text-properties fo:font-style="normal" officeooo:rsid="03ca5831" style:font-style-asian="normal" style:font-style-complex="normal"/>
    </style:style>
    <style:style style:name="T17" style:family="text">
      <style:text-properties fo:font-style="normal" officeooo:rsid="03cb6cf4" style:font-style-asian="normal" style:font-style-complex="normal"/>
    </style:style>
    <style:style style:name="T18" style:family="text">
      <style:text-properties fo:font-style="normal" officeooo:rsid="03cba772" style:font-style-asian="normal" style:font-style-complex="normal"/>
    </style:style>
    <style:style style:name="T19" style:family="text">
      <style:text-properties fo:font-style="normal" fo:font-weight="bold" officeooo:rsid="03b19aee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3b3ad88" style:font-style-asian="normal" style:font-weight-asian="bold" style:font-style-complex="normal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ff42a" style:font-weight-asian="bold" style:font-weight-complex="bold"/>
    </style:style>
    <style:style style:name="T23" style:family="text">
      <style:text-properties fo:font-weight="bold" officeooo:rsid="038dd692" style:font-weight-asian="bold" style:font-weight-complex="bold"/>
    </style:style>
    <style:style style:name="T24" style:family="text">
      <style:text-properties fo:font-weight="bold" officeooo:rsid="03a58508" style:font-weight-asian="bold" style:font-weight-complex="bold"/>
    </style:style>
    <style:style style:name="T25" style:family="text">
      <style:text-properties fo:font-weight="bold" officeooo:rsid="03bd88fe" style:font-weight-asian="bold" style:font-weight-complex="bold"/>
    </style:style>
    <style:style style:name="T26" style:family="text">
      <style:text-properties fo:font-weight="bold" officeooo:rsid="03d95a21" style:font-weight-asian="bold" style:font-weight-complex="bold"/>
    </style:style>
    <style:style style:name="T27" style:family="text">
      <style:text-properties fo:font-weight="bold" officeooo:rsid="03e172cc" style:font-weight-asian="bold" style:font-weight-complex="bold"/>
    </style:style>
    <style:style style:name="T28" style:family="text">
      <style:text-properties fo:font-weight="bold" officeooo:rsid="03e68270" style:font-weight-asian="bold" style:font-weight-complex="bold"/>
    </style:style>
    <style:style style:name="T29" style:family="text">
      <style:text-properties fo:font-weight="bold" officeooo:rsid="03e8ec95" style:font-weight-asian="bold" style:font-weight-complex="bold"/>
    </style:style>
    <style:style style:name="T30" style:family="text">
      <style:text-properties fo:font-weight="bold" officeooo:rsid="03eaa4cd" style:font-weight-asian="bold" style:font-weight-complex="bold"/>
    </style:style>
    <style:style style:name="T31" style:family="text">
      <style:text-properties fo:font-weight="bold" officeooo:rsid="03f6d8d6" style:font-weight-asian="bold" style:font-weight-complex="bold"/>
    </style:style>
    <style:style style:name="T32" style:family="text">
      <style:text-properties fo:font-weight="bold" officeooo:rsid="0405974e" style:font-weight-asian="bold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15d79f8" style:font-style-asian="italic" style:font-style-complex="italic"/>
    </style:style>
    <style:style style:name="T35" style:family="text">
      <style:text-properties fo:font-style="italic" officeooo:rsid="0325ed9a" style:font-style-asian="italic" style:font-style-complex="italic"/>
    </style:style>
    <style:style style:name="T36" style:family="text">
      <style:text-properties fo:font-style="italic" officeooo:rsid="03986252" style:font-style-asian="italic" style:font-style-complex="italic"/>
    </style:style>
    <style:style style:name="T37" style:family="text">
      <style:text-properties fo:font-style="italic" officeooo:rsid="039fd714" style:font-style-asian="italic" style:font-style-complex="italic"/>
    </style:style>
    <style:style style:name="T38" style:family="text">
      <style:text-properties fo:font-style="italic" officeooo:rsid="03a0bd91" style:font-style-asian="italic" style:font-style-complex="italic"/>
    </style:style>
    <style:style style:name="T39" style:family="text">
      <style:text-properties fo:font-style="italic" officeooo:rsid="03a58508" style:font-style-asian="italic" style:font-style-complex="italic"/>
    </style:style>
    <style:style style:name="T40" style:family="text">
      <style:text-properties fo:font-style="italic" officeooo:rsid="03a6645d" style:font-style-asian="italic" style:font-style-complex="italic"/>
    </style:style>
    <style:style style:name="T41" style:family="text">
      <style:text-properties fo:font-style="italic" officeooo:rsid="03a6e4ed" style:font-style-asian="italic" style:font-style-complex="italic"/>
    </style:style>
    <style:style style:name="T42" style:family="text">
      <style:text-properties fo:font-style="italic" officeooo:rsid="03f4e0f8" style:font-style-asian="italic" style:font-style-complex="italic"/>
    </style:style>
    <style:style style:name="T43" style:family="text">
      <style:text-properties fo:font-style="italic" officeooo:rsid="03f6d8d6" style:font-style-asian="italic" style:font-style-complex="italic"/>
    </style:style>
    <style:style style:name="T44" style:family="text">
      <style:text-properties fo:font-style="italic" officeooo:rsid="0405974e" style:font-style-asian="italic" style:font-style-complex="italic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3d55d6e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3d95a21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3e01968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3e80c6d" style:font-style-asian="italic" style:font-weight-asian="normal" style:font-style-complex="italic" style:font-weight-complex="normal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font-size="20pt" officeooo:rsid="018bd9a5" style:font-size-asian="20pt" style:font-size-complex="20pt"/>
    </style:style>
    <style:style style:name="T52" style:family="text">
      <style:text-properties fo:font-size="20pt" officeooo:rsid="038cab66" style:font-size-asian="20pt" style:font-size-complex="20pt"/>
    </style:style>
    <style:style style:name="T53" style:family="text">
      <style:text-properties officeooo:rsid="014da8ec"/>
    </style:style>
    <style:style style:name="T54" style:family="text">
      <style:text-properties officeooo:rsid="015918e8"/>
    </style:style>
    <style:style style:name="T55" style:family="text">
      <style:text-properties officeooo:rsid="015d79f8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officeooo:rsid="03b4b03a" style:font-size-asian="12pt" style:font-size-complex="12pt"/>
    </style:style>
    <style:style style:name="T58" style:family="text">
      <style:text-properties fo:font-size="12pt" officeooo:rsid="03b7cc1a" style:font-size-asian="12pt" style:font-size-complex="12pt"/>
    </style:style>
    <style:style style:name="T5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fo:font-size="12pt" fo:font-style="italic" fo:font-weight="normal" officeooo:rsid="03c16706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fo:font-size="12pt" fo:font-style="italic" fo:font-weight="normal" officeooo:rsid="03c1e771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fo:font-size="12pt" fo:font-style="italic" fo:font-weight="normal" officeooo:rsid="03c20a6e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size="12pt" fo:font-style="italic" fo:font-weight="normal" officeooo:rsid="03c0dd3a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size="12pt" fo:font-style="normal" officeooo:rsid="01648a8a" style:font-size-asian="12pt" style:font-style-asian="normal" style:font-size-complex="12pt" style:font-style-complex="normal"/>
    </style:style>
    <style:style style:name="T6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31d1719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32066c6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3c0dd3a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3c16706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3c3e554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3c4144d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3a6e4ed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officeooo:rsid="0165f3d5"/>
    </style:style>
    <style:style style:name="T74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5" style:family="text">
      <style:text-properties fo:font-size="15pt" fo:font-style="normal" fo:font-weight="bold" officeooo:rsid="0288d8a0" style:font-size-asian="15pt" style:font-style-asian="normal" style:font-weight-asian="bold" style:font-size-complex="15pt" style:font-style-complex="normal" style:font-weight-complex="bold"/>
    </style:style>
    <style:style style:name="T76" style:family="text">
      <style:text-properties fo:font-size="15pt" fo:font-style="normal" fo:font-weight="bold" officeooo:rsid="03992cf2" style:font-size-asian="15pt" style:font-style-asian="normal" style:font-weight-asian="bold" style:font-size-complex="15pt" style:font-style-complex="normal" style:font-weight-complex="bold"/>
    </style:style>
    <style:style style:name="T77" style:family="text">
      <style:text-properties officeooo:rsid="01e03879"/>
    </style:style>
    <style:style style:name="T78" style:family="text">
      <style:text-properties officeooo:rsid="0204274f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357a1ec" style:font-weight-asian="normal" style:font-weight-complex="normal"/>
    </style:style>
    <style:style style:name="T81" style:family="text">
      <style:text-properties fo:font-weight="normal" officeooo:rsid="0167e24a" style:font-weight-asian="normal" style:font-weight-complex="normal"/>
    </style:style>
    <style:style style:name="T82" style:family="text">
      <style:text-properties fo:font-weight="normal" officeooo:rsid="03d55d6e" style:font-weight-asian="normal" style:font-weight-complex="normal"/>
    </style:style>
    <style:style style:name="T83" style:family="text">
      <style:text-properties fo:font-weight="normal" officeooo:rsid="03d95a21" style:font-weight-asian="normal" style:font-weight-complex="normal"/>
    </style:style>
    <style:style style:name="T84" style:family="text">
      <style:text-properties fo:font-weight="normal" officeooo:rsid="03e01968" style:font-weight-asian="normal" style:font-weight-complex="normal"/>
    </style:style>
    <style:style style:name="T85" style:family="text">
      <style:text-properties fo:font-weight="normal" officeooo:rsid="03e172cc" style:font-weight-asian="normal" style:font-weight-complex="normal"/>
    </style:style>
    <style:style style:name="T86" style:family="text">
      <style:text-properties fo:font-weight="normal" officeooo:rsid="03ca5831" style:font-weight-asian="normal" style:font-weight-complex="normal"/>
    </style:style>
    <style:style style:name="T87" style:family="text">
      <style:text-properties fo:font-weight="normal" officeooo:rsid="0165f3d5" style:font-weight-asian="normal" style:font-weight-complex="normal"/>
    </style:style>
    <style:style style:name="T88" style:family="text">
      <style:text-properties fo:font-weight="normal" officeooo:rsid="03e1f2d2" style:font-weight-asian="normal" style:font-weight-complex="normal"/>
    </style:style>
    <style:style style:name="T89" style:family="text">
      <style:text-properties fo:font-weight="normal" officeooo:rsid="03e2d878" style:font-weight-asian="normal" style:font-weight-complex="normal"/>
    </style:style>
    <style:style style:name="T90" style:family="text">
      <style:text-properties fo:font-weight="normal" officeooo:rsid="03e68270" style:font-weight-asian="normal" style:font-weight-complex="normal"/>
    </style:style>
    <style:style style:name="T91" style:family="text">
      <style:text-properties fo:font-weight="normal" officeooo:rsid="03e80c6d" style:font-weight-asian="normal" style:font-weight-complex="normal"/>
    </style:style>
    <style:style style:name="T92" style:family="text">
      <style:text-properties fo:font-weight="normal" officeooo:rsid="03e8ec95" style:font-weight-asian="normal" style:font-weight-complex="normal"/>
    </style:style>
    <style:style style:name="T93" style:family="text">
      <style:text-properties fo:font-weight="normal" officeooo:rsid="03eaa4cd" style:font-weight-asian="normal" style:font-weight-complex="normal"/>
    </style:style>
    <style:style style:name="T94" style:family="text">
      <style:text-properties fo:font-weight="normal" officeooo:rsid="012359c6" style:font-weight-asian="normal" style:font-weight-complex="normal"/>
    </style:style>
    <style:style style:name="T95" style:family="text">
      <style:text-properties fo:font-weight="normal" officeooo:rsid="03ef23e8" style:font-weight-asian="normal" style:font-weight-complex="normal"/>
    </style:style>
    <style:style style:name="T96" style:family="text">
      <style:text-properties fo:font-weight="normal" officeooo:rsid="03f1f1df" style:font-weight-asian="normal" style:font-weight-complex="normal"/>
    </style:style>
    <style:style style:name="T97" style:family="text">
      <style:text-properties fo:font-weight="normal" officeooo:rsid="03f2fd2b" style:font-weight-asian="normal" style:font-weight-complex="normal"/>
    </style:style>
    <style:style style:name="T98" style:family="text">
      <style:text-properties officeooo:rsid="0314c779"/>
    </style:style>
    <style:style style:name="T99" style:family="text">
      <style:text-properties officeooo:rsid="038dd692"/>
    </style:style>
    <style:style style:name="T100" style:family="text">
      <style:text-properties officeooo:rsid="038e92b4"/>
    </style:style>
    <style:style style:name="T101" style:family="text">
      <style:text-properties officeooo:rsid="038ecf6f"/>
    </style:style>
    <style:style style:name="T102" style:family="text">
      <style:text-properties officeooo:rsid="0399a14b"/>
    </style:style>
    <style:style style:name="T103" style:family="text">
      <style:text-properties officeooo:rsid="039b3311"/>
    </style:style>
    <style:style style:name="T104" style:family="text">
      <style:text-properties officeooo:rsid="039fd714"/>
    </style:style>
    <style:style style:name="T105" style:family="text">
      <style:text-properties officeooo:rsid="039fd9c3"/>
    </style:style>
    <style:style style:name="T106" style:family="text">
      <style:text-properties officeooo:rsid="03a0bd91"/>
    </style:style>
    <style:style style:name="T107" style:family="text">
      <style:text-properties officeooo:rsid="03a58508"/>
    </style:style>
    <style:style style:name="T108" style:family="text">
      <style:text-properties officeooo:rsid="03a6645d"/>
    </style:style>
    <style:style style:name="T109" style:family="text">
      <style:text-properties officeooo:rsid="03a6e4ed"/>
    </style:style>
    <style:style style:name="T110" style:family="text">
      <style:text-properties style:font-name="LM Mono 10"/>
    </style:style>
    <style:style style:name="T111" style:family="text">
      <style:text-properties style:font-name="Liberation Serif"/>
    </style:style>
    <style:style style:name="T112" style:family="text">
      <style:text-properties officeooo:rsid="03b72d74"/>
    </style:style>
    <style:style style:name="T113" style:family="text">
      <style:text-properties officeooo:rsid="03b9ee0b"/>
    </style:style>
    <style:style style:name="T114" style:family="text">
      <style:text-properties officeooo:rsid="03bd88fe"/>
    </style:style>
    <style:style style:name="T115" style:family="text">
      <style:text-properties officeooo:rsid="03be7ead"/>
    </style:style>
    <style:style style:name="T116" style:family="text">
      <style:text-properties officeooo:rsid="03c07608"/>
    </style:style>
    <style:style style:name="T117" style:family="text">
      <style:text-properties officeooo:rsid="03ca5831"/>
    </style:style>
    <style:style style:name="T118" style:family="text">
      <style:text-properties officeooo:rsid="03ccdc3a"/>
    </style:style>
    <style:style style:name="T119" style:family="text">
      <style:text-properties officeooo:rsid="03d4174b"/>
    </style:style>
    <style:style style:name="T120" style:family="text">
      <style:text-properties officeooo:rsid="03d53eaa"/>
    </style:style>
    <style:style style:name="T121" style:family="text">
      <style:text-properties officeooo:rsid="03dace2a"/>
    </style:style>
    <style:style style:name="T122" style:family="text">
      <style:text-properties officeooo:rsid="03ebc6c3"/>
    </style:style>
    <style:style style:name="T123" style:family="text">
      <style:text-properties officeooo:rsid="03f0bc4d"/>
    </style:style>
    <style:style style:name="T124" style:family="text">
      <style:text-properties officeooo:rsid="03f4e0f8"/>
    </style:style>
    <style:style style:name="T125" style:family="text">
      <style:text-properties officeooo:rsid="03f6d8d6"/>
    </style:style>
    <style:style style:name="T126" style:family="text">
      <style:text-properties officeooo:rsid="03fd5c04"/>
    </style:style>
    <style:style style:name="T127" style:family="text">
      <style:text-properties officeooo:rsid="040597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o Valle - <text:span text:style-name="T53">1050123</text:span></text:p>
      <text:p text:style-name="P2"/>
      <text:p text:style-name="P2"><text:span text:style-name="T50">Risolutore di puzzle – Parte </text:span><text:span text:style-name="T52">3</text:span><text:span text:style-name="T51"> </text:span></text:p>
      <text:p text:style-name="P3">Programmazione concorrente e distribuita </text:p>
      <text:p text:style-name="P3">Progetto A.A. 2014/2015 </text:p>
      <text:p text:style-name="P4"/>
      <text:p text:style-name="P4"/>
      <text:p text:style-name="P3"/>
      <text:p text:style-name="P5"/>
      <text:p text:style-name="P7"><text:span text:style-name="T22">1 <text:s text:c="2"/></text:span><text:span text:style-name="T23">Logica di comunicazione client-server</text:span></text:p>
      <text:p text:style-name="P6"/>
      <text:p text:style-name="P39"><text:span text:style-name="T2">I</text:span><text:span text:style-name="T1">l precedente programma per la risoluzione del puzzle è </text:span><text:span text:style-name="T5">diventato un programma che, dato un client che fornisce </text:span><text:span text:style-name="T6">al server</text:span><text:span text:style-name="T5"> un insieme di stringhe contenenti i tasselli del puzzle da riordinare</text:span><text:span text:style-name="T1">.</text:span></text:p>
      <text:p text:style-name="P45">1.1 Client</text:p>
      <text:p text:style-name="P40"><text:span text:style-name="T1">A tal fine, il client inizialmente legge il file di input frammentando le righe rappresentanti i tasselli, </text:span><text:span text:style-name="T7">dopodichè </text:span><text:span text:style-name="T8">chiede ad un registro RMI </text:span><text:span text:style-name="T12">condiviso con il server </text:span><text:span text:style-name="T8">un oggetto di tipo </text:span><text:span text:style-name="T36">GruppoOrdinabile </text:span><text:span text:style-name="T8">che verrà riempito con l'insieme di righe appena ottenuto in input </text:span><text:span text:style-name="T13">tramite una richiesta </text:span><text:span text:style-name="T14">(</text:span><text:span text:style-name="T19">RMI</text:span><text:span text:style-name="T14">)</text:span><text:span text:style-name="T8">.</text:span></text:p>
      <text:p text:style-name="P41"><text:span text:style-name="T8">S</text:span><text:span text:style-name="T1">uccessivamente, </text:span><text:span text:style-name="T9">dopo aver richiesto l'ordinamento del mucchio di pezzi, il client richiede l'output da stampare su file corrispondente alla soluzione del puzzle </text:span><text:span text:style-name="T15">(sempre grazie ad un meccanismo di </text:span><text:span text:style-name="T20">RMI</text:span><text:span text:style-name="T15">)</text:span><text:span text:style-name="T9">.</text:span></text:p>
      <text:p text:style-name="P46">1.2 Server</text:p>
      <text:p text:style-name="P52"><text:span text:style-name="T1">Il server in questo programma si limita a registrare un oggetto di tipo </text:span><text:span text:style-name="T33">GruppoOrdinabile </text:span><text:span text:style-name="T1">che verrà </text:span><text:span text:style-name="T10">cercato dal client nel registro RMI </text:span><text:span text:style-name="T11">condiviso con il client</text:span><text:span text:style-name="T10">. Dopo questa operazione, il server non svolge più alcuna operazione.</text:span></text:p>
      <text:p text:style-name="P17"/>
      <text:p text:style-name="P13">2 <text:s text:c="2"/><text:span text:style-name="T99">Robustezza del programma</text:span></text:p>
      <text:p text:style-name="P14">2.1 <text:s text:c="2"/><text:span text:style-name="T100">Interruzione improvvisa del client</text:span></text:p>
      <text:p text:style-name="P56"><text:span text:style-name="T56">Se il client </text:span><text:span text:style-name="T57">viene interrotto, </text:span><text:span text:style-name="T58">necessiterà di </text:span><text:span text:style-name="T57">essere riavviato dall'esterno e richiederà la risoluzione del puzzle dall'inizio.</text:span></text:p>
      <text:p text:style-name="P15">2.<text:span text:style-name="T77">2</text:span> <text:s text:c="2"/><text:span text:style-name="T101">Interruzione improvvisa del server o del canale di comunicazione</text:span></text:p>
      <text:p text:style-name="P57">In caso di interruzione improvvisa del server, <text:span text:style-name="T112">si</text:span> provvede <text:span text:style-name="T112">a notificare il malfunzionamento segnalando in che punto il programma si è arrestato.</text:span></text:p>
      <text:p text:style-name="P58">Dopo aver rilevato l'errore, <text:span text:style-name="T113">il client proverà ad eseguire ogni richiesta sull'oggetto remoto (riempimento, ordinamento e richiesta dell'output) fino ad un massimo di sette volte per richiesta, aspettando cinque secondi tra una richiesta e la sua successiva.</text:span></text:p>
      <text:p text:style-name="P59">Se tutte le sette richieste per la stessa azione dovessero fallire, allora il client non eseguirà nemmeno <text:soft-page-break/>le seguenti azioni previste e segnalerà l'errore in console.</text:p>
      <text:p text:style-name="P16">2.<text:span text:style-name="T78">3</text:span> <text:s text:c="2"/><text:span text:style-name="T115">Anomalie nel registro RMI</text:span></text:p>
      <text:p text:style-name="P60">Nel caso in cui venisse fornito un indirizzo sbagliato al client o se l'oggetto di tipo <text:span text:style-name="T33">Puzzle </text:span>dovesse essere ancora registrato nel registro RMI, l'utente verrà informato con un messaggio di errore e dovrà riavviare il client per ritentare. <text:span text:style-name="T114">Allo stesso modo, il programma client verrà interrotto subito se durante il </text:span><text:span text:style-name="T25">lookup</text:span><text:span text:style-name="T114"> viene interrotto improvvisamente il canale di comunicazione.</text:span></text:p>
      <text:p text:style-name="P55"/>
      <text:p text:style-name="P12"><text:span text:style-name="T76">3</text:span><text:span text:style-name="T74"> <text:s text:c="2"/></text:span><text:span text:style-name="T75">Variazioni</text:span></text:p>
      <text:p text:style-name="P11"><text:span text:style-name="T4">L</text:span><text:span text:style-name="T1">e variazioni apportate al progetto sono le seguenti:</text:span></text:p>
      <text:list xml:id="list3326077574008362703" text:style-name="L2">
        <text:list-item>
          <text:p text:style-name="P21"><text:span text:style-name="T116">sono stati modificati i makefile nel progetto poiché potessero funzionare correttamente, così come gli script sh;</text:span> </text:p>
        </text:list-item>
        <text:list-item>
          <text:p text:style-name="P18"><text:span text:style-name="T69">è stata introdotta una classe </text:span><text:span text:style-name="T60">PuzzleSolverClient</text:span><text:span text:style-name="T66">;</text:span></text:p>
        </text:list-item>
        <text:list-item>
          <text:p text:style-name="P19"><text:span text:style-name="T69">è stata introdotta una classe </text:span><text:span text:style-name="T60">PuzzleSolver</text:span><text:span text:style-name="T61">Server</text:span><text:span text:style-name="T66">;</text:span></text:p>
        </text:list-item>
        <text:list-item>
          <text:p text:style-name="P20"><text:span text:style-name="T69">è stata introdotta una classe </text:span><text:span text:style-name="T62">RMIBinder</text:span><text:span text:style-name="T66">;</text:span></text:p>
        </text:list-item>
        <text:list-item>
          <text:p text:style-name="P53"><text:span text:style-name="T66">l</text:span><text:span text:style-name="T65">e interfacce </text:span><text:span text:style-name="T59">Gruppo </text:span><text:span text:style-name="T65">e </text:span><text:span text:style-name="T59">GruppoOrdinabile </text:span><text:span text:style-name="T65">sono state modificate;</text:span></text:p>
        </text:list-item>
        <text:list-item>
          <text:p text:style-name="P54"><text:span text:style-name="T65">le classi </text:span><text:span text:style-name="T59">Heap </text:span><text:span text:style-name="T65">e </text:span><text:span text:style-name="T59">Puzzle </text:span><text:span text:style-name="T65">sono state modificate;</text:span></text:p>
        </text:list-item>
        <text:list-item>
          <text:p text:style-name="P38"><text:span text:style-name="T68">la classe </text:span><text:span text:style-name="T63">Driver </text:span><text:span text:style-name="T71">(di utilità per le attività di test) </text:span><text:span text:style-name="T70">è stata modificata</text:span><text:span text:style-name="T67">.</text:span></text:p>
        </text:list-item>
      </text:list>
      <text:p text:style-name="P9"><text:span text:style-name="T117">3</text:span>.<text:span text:style-name="T98">1</text:span> <text:s text:c="2"/><text:span text:style-name="T117">Makefile e script sh</text:span></text:p>
      <text:p text:style-name="P36"><text:span text:style-name="T16">Ora il progetto è avviabile nelle modalità indicate </text:span><text:span text:style-name="T17">nella sezione 4, </text:span><text:span text:style-name="T18">ovvero come richiesto da specifiche</text:span><text:span text:style-name="T3">.</text:span></text:p>
      <text:p text:style-name="P47"><text:span text:style-name="T117">3</text:span>.<text:span text:style-name="T119">2</text:span> <text:s text:c="2"/><text:span text:style-name="T120">PuzzleSolverClient (Classe)</text:span></text:p>
      <text:p text:style-name="P31"><text:span text:style-name="T82">La classe </text:span><text:span text:style-name="T46">PuzzleSolverClient </text:span><text:span text:style-name="T82">rappresenta un client che dispone del file di input e che vuole risolvere il puzzle contenuto in esso</text:span><text:span text:style-name="T80">.</text:span></text:p>
      <text:p text:style-name="P33"><text:span text:style-name="T80">I</text:span><text:span text:style-name="T79">nizialmente legge dal file di input l'insieme dei tasselli da riordinare e richiede ad un oggetto di tipo </text:span><text:span text:style-name="T45">GruppoOrdinabile </text:span><text:span text:style-name="T79">di essere riempito con questi tasselli.</text:span></text:p>
      <text:p text:style-name="P33"><text:span text:style-name="T79">Dopodichè, </text:span><text:span text:style-name="T83">esegue la richiesta di ordinamento e scrive nel file di output il risultato del riordinamento, richiedendolo sempre tramite </text:span><text:span text:style-name="T26">RMI </text:span><text:span text:style-name="T83">al </text:span><text:span text:style-name="T47">GruppoOrdinabile </text:span><text:span text:style-name="T83">prima individuato.</text:span></text:p>
      <text:p text:style-name="P48"><text:span text:style-name="T117">3.3</text:span> <text:s text:c="2"/><text:span text:style-name="T73">PuzzleSolverServer (Classe)</text:span></text:p>
      <text:p text:style-name="P32"><text:span text:style-name="T84">La classe </text:span><text:span text:style-name="T48">PuzzleSolverServer </text:span><text:span text:style-name="T84">rappresenta un server che crea un </text:span><text:span text:style-name="T48">GruppoOrdinabile </text:span><text:span text:style-name="T85">e lo registra con </text:span><text:span text:style-name="T27">RMI </text:span><text:span text:style-name="T84">affinché </text:span><text:span text:style-name="T85">questo sia a</text:span><text:span text:style-name="T84"> disposizione di un client </text:span><text:span text:style-name="T85">per risolvere un puzzle</text:span><text:span text:style-name="T81">.</text:span></text:p>
      <text:p text:style-name="P49"><text:span text:style-name="T86">3.</text:span><text:span text:style-name="T89">4</text:span><text:span text:style-name="T81"> <text:s text:c="2"/></text:span><text:span text:style-name="T88">RMIBinder </text:span><text:span text:style-name="T87">(Classe)</text:span></text:p>
      <text:p text:style-name="P34"><text:span text:style-name="T87">L</text:span><text:span text:style-name="T79">a classe </text:span><text:span text:style-name="T45">RMIBinder </text:span><text:span text:style-name="T79">racchiude </text:span><text:span text:style-name="T90">dei metodi di comune utilità a tutte le classi che fanno uso di </text:span><text:span text:style-name="T28">RMI</text:span><text:span text:style-name="T90">: </text:span><text:span text:style-name="T91">con il metodo </text:span><text:span text:style-name="T49">richiedi()</text:span><text:span text:style-name="T91">, sia il server </text:span><text:span text:style-name="T92">che il client possono effettuare una richiesta (rispettivamente </text:span><text:soft-page-break/><text:span text:style-name="T92">di </text:span><text:span text:style-name="T29">rebind </text:span><text:span text:style-name="T92">e </text:span><text:span text:style-name="T29">lookup</text:span><text:span text:style-name="T92">) </text:span><text:span text:style-name="T93">per un oggetto riferito tramite </text:span><text:span text:style-name="T30">RMI</text:span><text:span text:style-name="T93">.</text:span></text:p>
      <text:p text:style-name="P35"><text:span text:style-name="T93">È </text:span><text:span text:style-name="T79">stata presa questa decisione</text:span><text:span text:style-name="T94"> </text:span><text:span text:style-name="T95">poiché si voleva evitare ripetizione di codice, in particolare per la gestione delle eccezioni comuni ad entrambe le classi server e client.</text:span></text:p>
      <text:p text:style-name="P50"><text:span text:style-name="T86">3.</text:span><text:span text:style-name="T96">5</text:span><text:span text:style-name="T81"> <text:s text:c="2"/></text:span><text:span text:style-name="T97">Gruppo, GruppoOrdinabile </text:span><text:span text:style-name="T87">(</text:span><text:span text:style-name="T97">Interfacce</text:span><text:span text:style-name="T87">)</text:span></text:p>
      <text:p text:style-name="P22">Queste interfacce, utilizzate per identificare i tipi riferiti comunemente tra client e server (è stata lasciata la possibilità al client di potersi riferire ad un gruppo non ordinabile), <text:span text:style-name="T124">sono state marcate come remote. Per raggiungere tale risultato, sono state rese estensioni dell'interfaccia </text:span><text:span text:style-name="T42">java.rmi.Remote </text:span><text:span text:style-name="T125">ed è stato segnalato che i metodi offerti possono lanciare eccezioni di tipo </text:span><text:span text:style-name="T31">RemoteException</text:span><text:span text:style-name="T125">. Inoltre sono state modificate delle firme per consentire al client di passare una lista di stringhe per riempire il </text:span><text:span text:style-name="T43">GruppoOrdinabile </text:span><text:span text:style-name="T125">e per far sì che il client ricevesse la stringa da stampare sull'oggetto di output anziché lasciare questa responsabilità al server nel metodo </text:span><text:span text:style-name="T43">outcome()</text:span><text:span text:style-name="T125"> (che nella parte di progetto precedente era </text:span><text:span text:style-name="T43">write(outputPath : Path)</text:span><text:span text:style-name="T125">).</text:span></text:p>
      <text:p text:style-name="P44"><text:span text:style-name="T117">3</text:span>.<text:span text:style-name="T122">6</text:span> <text:s text:c="2"/><text:span text:style-name="T123">Heap, Puzzle (Classi)</text:span></text:p>
      <text:p text:style-name="P23">Le due classi sono state modificate coerentemente con le modifiche alle proprie interfacce, ovvero cambiando la firma dei due metodi modificati e aggiungendo la possibilità di lanciare eccezioni di tipo <text:span text:style-name="T21">RemoteException </text:span>per i metodi presenti nelle interfacce.</text:p>
      <text:p text:style-name="P37">3.6.1 <text:span text:style-name="T126">Modifiche relative solamente a </text:span>Puzzle</text:p>
      <text:p text:style-name="P24">Sono state aggiunte le clausole <text:span text:style-name="T21">catch </text:span>per <text:span text:style-name="T127">i metodi invocati sul campo dati di tipo </text:span><text:span text:style-name="T44">Gruppo</text:span><text:span text:style-name="T127">, così da gestire le eccezioni di tipo remoto. Oltre a questo, </text:span><text:span text:style-name="T44">Puzzle </text:span><text:span text:style-name="T127">è diventata una classe estensione di </text:span><text:span text:style-name="T32">UnicastRemoteObject</text:span><text:span text:style-name="T127">, così da poter essere registrata e riferita tramite </text:span><text:span text:style-name="T32">RMI</text:span><text:span text:style-name="T127">.</text:span></text:p>
      <text:p text:style-name="P8"><text:span text:style-name="T117">3</text:span>.<text:span text:style-name="T121">7</text:span> <text:s text:c="2"/><text:span text:style-name="T54">Driver (Classe)</text:span></text:p>
      <text:p text:style-name="P30"><text:span text:style-name="T118">La classe </text:span><text:span text:style-name="T35">Driver</text:span><text:span text:style-name="T55"> è stata modificata: ora avvia inizialmente un oggetto di tipo </text:span><text:span text:style-name="T34">PuzzleSolverServer </text:span><text:span text:style-name="T55">e successivamente un oggetto di tipo </text:span><text:span text:style-name="T34">PuzzleSolverClient</text:span><text:span text:style-name="T55">, ricevendo come input gli stessi parametri di un </text:span><text:span text:style-name="T34">PuzzleSolverClient</text:span><text:span text:style-name="T55">.</text:span></text:p>
      <text:p text:style-name="P10"><text:span text:style-name="T102">4</text:span> <text:s text:c="2"/>Note</text:p>
      <text:p text:style-name="P42">4.1 Gestione della concorrenza tra client</text:p>
      <text:p text:style-name="P25">Per semplicità si è supposto che solo un client alla volta richiedesse la risoluzione di un puzzle.</text:p>
      <text:p text:style-name="P25">Se si fossero volute gestire più <text:span text:style-name="T103">richieste da parte dei client in modo</text:span> concorrente, <text:span text:style-name="T104">sarebbe bastato aggregare i metodi </text:span><text:span text:style-name="T37">fill(rows : ArrayList&lt;String&gt;)</text:span><text:span text:style-name="T104">,</text:span><text:span text:style-name="T37">sort()</text:span><text:span text:style-name="T104"> e </text:span><text:span text:style-name="T37">outcome()</text:span><text:span text:style-name="T104"> in un unico metodo </text:span><text:span text:style-name="T37">solve()</text:span><text:span text:style-name="T104"> che restituiva la soluzione del puzzle.</text:span></text:p>
      <text:p text:style-name="P26">Naturalmente <text:span text:style-name="T105">sarebbero state necessarie due variazioni:</text:span></text:p>
      <text:p text:style-name="P26">- <text:span text:style-name="T106">Invocando il metodo </text:span><text:span text:style-name="T38">solve()</text:span><text:span text:style-name="T106"> bisognerebbe prendere il lock sull'intero oggetto di tipo </text:span><text:span text:style-name="T38">Puzzle;</text:span></text:p>
      <text:p text:style-name="P26">- <text:span text:style-name="T107">Porre a </text:span><text:span text:style-name="T24">null </text:span><text:span text:style-name="T107">gli elementi della prima riga e colonna della matrice dei tasselli in </text:span><text:span text:style-name="T39">Puzzle </text:span><text:span text:style-name="T107">prima di cominciare il metodo </text:span><text:span text:style-name="T39">sort().</text:span></text:p>
      <text:p text:style-name="P27">Non sarebbe stato necessario <text:span text:style-name="T108">svuotare l'</text:span><text:span text:style-name="T40">Heap </text:span><text:span text:style-name="T108">di tasselli poiché questa operazione viene eseguita dal metodo </text:span><text:span text:style-name="T40">sort()</text:span><text:span text:style-name="T108">, con le estrazioni dei pezzi man mano che l'ordinamento avanza.</text:span></text:p>
      <text:p text:style-name="P43"><text:soft-page-break/>4.2 Avvio del programma</text:p>
      <text:p text:style-name="P29">L'avvio <text:span text:style-name="T109">del registro RMI è già contenuto in </text:span><text:span text:style-name="T41">puzzlesolverserver.sh</text:span><text:span text:style-name="T109">.</text:span></text:p>
      <text:p text:style-name="P28">Per questo motivo, per avviare il programma è sufficiente digitare nel seguente ordine:</text:p>
      <text:p text:style-name="P28">bash puzzlesolverserver.sh <text:span text:style-name="T110">nome_server</text:span></text:p>
      <text:p text:style-name="P28"><text:span text:style-name="T111">bash puzzlesolverclient.sh </text:span><text:span text:style-name="T110">nome_input_file nome_output_file nome_server</text:span></text:p>
      <text:p text:style-name="P51">Come da specifi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5:02:39.487472639</meta:creation-date>
    <dc:date>2015-01-27T18:07:15.043037822</dc:date>
    <meta:editing-duration>PT13H54M4S</meta:editing-duration>
    <meta:editing-cycles>1055</meta:editing-cycles>
    <meta:generator>LibreOffice/4.3.3.2$Linux_X86_64 LibreOffice_project/430m0$Build-2</meta:generator>
    <meta:document-statistic meta:table-count="0" meta:image-count="0" meta:object-count="0" meta:page-count="4" meta:paragraph-count="62" meta:word-count="1035" meta:character-count="6952" meta:non-whitespace-character-count="5953"/>
  </office:meta>
</office:document-meta>
</file>